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756in"/>
    </style:style>
    <style:style style:name="co2" style:family="table-column">
      <style:table-column-properties fo:break-before="auto" style:column-width="1.648in"/>
    </style:style>
    <style:style style:name="co3" style:family="table-column">
      <style:table-column-properties fo:break-before="auto" style:column-width="2.1307in"/>
    </style:style>
    <style:style style:name="co4" style:family="table-column">
      <style:table-column-properties fo:break-before="auto" style:column-width="1.0717in"/>
    </style:style>
    <style:style style:name="co5" style:family="table-column">
      <style:table-column-properties fo:break-before="auto" style:column-width="1.0984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0.6028in"/>
    </style:style>
    <style:style style:name="co8" style:family="table-column">
      <style:table-column-properties fo:break-before="auto" style:column-width="0.1638in"/>
    </style:style>
    <style:style style:name="co9" style:family="table-column">
      <style:table-column-properties fo:break-before="auto" style:column-width="0.3571in"/>
    </style:style>
    <style:style style:name="co10" style:family="table-column">
      <style:table-column-properties fo:break-before="auto" style:column-width="0.2016in"/>
    </style:style>
    <style:style style:name="co11" style:family="table-column">
      <style:table-column-properties fo:break-before="auto" style:column-width="1.3783in"/>
    </style:style>
    <style:style style:name="co12" style:family="table-column">
      <style:table-column-properties fo:break-before="auto" style:column-width="0.2264in"/>
    </style:style>
    <style:style style:name="co13" style:family="table-column">
      <style:table-column-properties fo:break-before="auto" style:column-width="1.7193in"/>
    </style:style>
    <style:style style:name="co14" style:family="table-column">
      <style:table-column-properties fo:break-before="auto" style:column-width="0.189in"/>
    </style:style>
    <style:style style:name="co15" style:family="table-column">
      <style:table-column-properties fo:break-before="auto" style:column-width="1.9965in"/>
    </style:style>
    <style:style style:name="co16" style:family="table-column">
      <style:table-column-properties fo:break-before="auto" style:column-width="0.3319in"/>
    </style:style>
    <style:style style:name="co17" style:family="table-column">
      <style:table-column-properties fo:break-before="auto" style:column-width="0.1382in"/>
    </style:style>
    <style:style style:name="co18" style:family="table-column">
      <style:table-column-properties fo:break-before="auto" style:column-width="0.1508in"/>
    </style:style>
    <style:style style:name="co19" style:family="table-column">
      <style:table-column-properties fo:break-before="auto" style:column-width="0.2811in"/>
    </style:style>
    <style:style style:name="co20" style:family="table-column">
      <style:table-column-properties fo:break-before="auto" style:column-width="0.1764in"/>
    </style:style>
    <style:style style:name="co21" style:family="table-column">
      <style:table-column-properties fo:break-before="auto" style:column-width="0.890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37in" fo:break-before="auto" style:use-optimal-row-height="true"/>
    </style:style>
    <style:style style:name="ro3" style:family="table-row">
      <style:table-row-properties style:row-height="0.182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item_wear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2"/>
        <table:table-row table:style-name="ro1">
          <table:table-cell office:value-type="string" calcext:value-type="string">
            <text:p>item_id</text:p>
          </table:table-cell>
          <table:table-cell office:value-type="string" calcext:value-type="string">
            <text:p>item_name_ja</text:p>
          </table:table-cell>
          <table:table-cell office:value-type="string" calcext:value-type="string">
            <text:p>item_name_en</text:p>
          </table:table-cell>
          <table:table-cell office:value-type="string" calcext:value-type="string">
            <text:p>item_name_es</text:p>
          </table:table-cell>
          <table:table-cell office:value-type="string" calcext:value-type="string">
            <text:p>item_price_buy</text:p>
          </table:table-cell>
          <table:table-cell office:value-type="string" calcext:value-type="string">
            <text:p>item_price_sell</text:p>
          </table:table-cell>
          <table:table-cell office:value-type="string" calcext:value-type="string">
            <text:p>item_type_id</text:p>
          </table:table-cell>
          <table:table-cell office:value-type="string" calcext:value-type="string">
            <text:p>hex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table:style-name="ce1" office:value-type="string" calcext:value-type="string">
            <text:p>雷門中ウェア</text:p>
          </table:table-cell>
          <table:table-cell office:value-type="string" calcext:value-type="string">
            <text:p>Raimon Kit</text:p>
          </table:table-cell>
          <table:table-cell office:value-type="string" calcext:value-type="string">
            <text:p>Equipo Raimon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6c739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table:style-name="ce1" office:value-type="string" calcext:value-type="string">
            <text:p>帝国ウェア</text:p>
          </table:table-cell>
          <table:table-cell office:value-type="string" calcext:value-type="string">
            <text:p>Royal Kit</text:p>
          </table:table-cell>
          <table:table-cell office:value-type="string" calcext:value-type="string">
            <text:p>Equipo Royal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float" office:value="204128" calcext:value-type="float">
            <text:p>204128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table:style-name="ce1" office:value-type="string" calcext:value-type="string">
            <text:p>尾刈斗ウェア</text:p>
          </table:table-cell>
          <table:table-cell office:value-type="string" calcext:value-type="string">
            <text:p>Occult Kit</text:p>
          </table:table-cell>
          <table:table-cell office:value-type="string" calcext:value-type="string">
            <text:p>Equipo Occult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43385b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table:style-name="ce1" office:value-type="string" calcext:value-type="string">
            <text:p>野生中ウェア</text:p>
          </table:table-cell>
          <table:table-cell office:value-type="string" calcext:value-type="string">
            <text:p>Wild Kit</text:p>
          </table:table-cell>
          <table:table-cell office:value-type="string" calcext:value-type="string">
            <text:p>Equipo Wild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float" office:value="296131" calcext:value-type="float">
            <text:p>296131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table:style-name="ce1" office:value-type="string" calcext:value-type="string">
            <text:p>御影ウェア</text:p>
          </table:table-cell>
          <table:table-cell office:value-type="string" calcext:value-type="string">
            <text:p>Brain Kit</text:p>
          </table:table-cell>
          <table:table-cell office:value-type="string" calcext:value-type="string">
            <text:p>Equipo Brain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fd2a3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table:style-name="ce1" office:value-type="string" calcext:value-type="string">
            <text:p>秋葉ウェア</text:p>
          </table:table-cell>
          <table:table-cell office:value-type="string" calcext:value-type="string">
            <text:p>Otaku Kit</text:p>
          </table:table-cell>
          <table:table-cell office:value-type="string" calcext:value-type="string">
            <text:p>Equipo Otaku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5617a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table:style-name="ce1" office:value-type="string" calcext:value-type="string">
            <text:p>戦国ウェア</text:p>
          </table:table-cell>
          <table:table-cell office:value-type="string" calcext:value-type="string">
            <text:p>Shuriken Kit</text:p>
          </table:table-cell>
          <table:table-cell office:value-type="string" calcext:value-type="string">
            <text:p>Equipo Shuriken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5b415a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table:style-name="ce1" office:value-type="string" calcext:value-type="string">
            <text:p>千羽山ウェア</text:p>
          </table:table-cell>
          <table:table-cell office:value-type="string" calcext:value-type="string">
            <text:p>Farm Kit</text:p>
          </table:table-cell>
          <table:table-cell office:value-type="string" calcext:value-type="string">
            <text:p>Equipo Farm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37804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table:style-name="ce1" office:value-type="string" calcext:value-type="string">
            <text:p>木戸川ウェア</text:p>
          </table:table-cell>
          <table:table-cell office:value-type="string" calcext:value-type="string">
            <text:p>Kirkwood Kit</text:p>
          </table:table-cell>
          <table:table-cell office:value-type="string" calcext:value-type="string">
            <text:p>Equipo Kirkwood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20000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table:style-name="ce1" office:value-type="string" calcext:value-type="string">
            <text:p>世宇子ウェア</text:p>
          </table:table-cell>
          <table:table-cell office:value-type="string" calcext:value-type="string">
            <text:p>Zeus Kit</text:p>
          </table:table-cell>
          <table:table-cell office:value-type="string" calcext:value-type="string">
            <text:p>Equipo Zeus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3c3bb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table:style-name="ce1" office:value-type="string" calcext:value-type="string">
            <text:p>KFCウェア</text:p>
          </table:table-cell>
          <table:table-cell office:value-type="string" calcext:value-type="string">
            <text:p>Kids Kit</text:p>
          </table:table-cell>
          <table:table-cell office:value-type="string" calcext:value-type="string">
            <text:p>Equipo Kids FC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41315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table:style-name="ce1" office:value-type="string" calcext:value-type="string">
            <text:p>傘美野ウェア</text:p>
          </table:table-cell>
          <table:table-cell office:value-type="string" calcext:value-type="string">
            <text:p>Umbrella Kit</text:p>
          </table:table-cell>
          <table:table-cell office:value-type="string" calcext:value-type="string">
            <text:p>Equipo Umbrella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3dbdc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table:style-name="ce1" office:value-type="string" calcext:value-type="string">
            <text:p>れきせんのウェア</text:p>
          </table:table-cell>
          <table:table-cell office:value-type="string" calcext:value-type="string">
            <text:p>Old School</text:p>
          </table:table-cell>
          <table:table-cell office:value-type="string" calcext:value-type="string">
            <text:p>Vieja Escuela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42384b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table:style-name="ce1" office:value-type="string" calcext:value-type="string">
            <text:p>サリーズウェア</text:p>
          </table:table-cell>
          <table:table-cell office:value-type="string" calcext:value-type="string">
            <text:p>Sallys Kit</text:p>
          </table:table-cell>
          <table:table-cell office:value-type="string" calcext:value-type="string">
            <text:p>Equipo Sallys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fc200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table:style-name="ce1" office:value-type="string" calcext:value-type="string">
            <text:p>ジェミニウェア</text:p>
          </table:table-cell>
          <table:table-cell office:value-type="string" calcext:value-type="string">
            <text:p>Gemini Kit</text:p>
          </table:table-cell>
          <table:table-cell office:value-type="string" calcext:value-type="string">
            <text:p>Equipo Géminis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5a4943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table:style-name="ce1" office:value-type="string" calcext:value-type="string">
            <text:p>イプシロンウェア</text:p>
          </table:table-cell>
          <table:table-cell office:value-type="string" calcext:value-type="string">
            <text:p>Epsilon Kit</text:p>
          </table:table-cell>
          <table:table-cell office:value-type="string" calcext:value-type="string">
            <text:p>Equipo Épsilon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3000d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table:style-name="ce1" office:value-type="string" calcext:value-type="string">
            <text:p>ジェネシスウェア</text:p>
          </table:table-cell>
          <table:table-cell office:value-type="string" calcext:value-type="string">
            <text:p>Genesis Kit</text:p>
          </table:table-cell>
          <table:table-cell office:value-type="string" calcext:value-type="string">
            <text:p>Equipo Génesis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39abb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table:style-name="ce1" office:value-type="string" calcext:value-type="string">
            <text:p>SPウェア</text:p>
          </table:table-cell>
          <table:table-cell office:value-type="string" calcext:value-type="string">
            <text:p>Secret Service Kit</text:p>
          </table:table-cell>
          <table:table-cell office:value-type="string" calcext:value-type="string">
            <text:p>Equipo Servicio Secreto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e0c0e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table:style-name="ce1" office:value-type="string" calcext:value-type="string">
            <text:p>白恋ウェア</text:p>
          </table:table-cell>
          <table:table-cell office:value-type="string" calcext:value-type="string">
            <text:p>Alpine Kit</text:p>
          </table:table-cell>
          <table:table-cell office:value-type="string" calcext:value-type="string">
            <text:p>Equipo Alpino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7f7d4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table:style-name="ce1" office:value-type="string" calcext:value-type="string">
            <text:p>漫遊寺ウェア</text:p>
          </table:table-cell>
          <table:table-cell office:value-type="string" calcext:value-type="string">
            <text:p>Cloister Kit</text:p>
          </table:table-cell>
          <table:table-cell office:value-type="string" calcext:value-type="string">
            <text:p>Equipo Claustro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68b17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table:style-name="ce1" office:value-type="string" calcext:value-type="string">
            <text:p>真・帝国学園ウェア</text:p>
          </table:table-cell>
          <table:table-cell office:value-type="string" calcext:value-type="string">
            <text:p>Royal Academy Redux Kit</text:p>
          </table:table-cell>
          <table:table-cell office:value-type="string" calcext:value-type="string">
            <text:p>Equipo Royal Academy Redux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float" office:value="314839" calcext:value-type="float">
            <text:p>314839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table:style-name="ce1" office:value-type="string" calcext:value-type="string">
            <text:p>陽花戸ウェア</text:p>
          </table:table-cell>
          <table:table-cell office:value-type="string" calcext:value-type="string">
            <text:p>Fauxshore Kit</text:p>
          </table:table-cell>
          <table:table-cell office:value-type="string" calcext:value-type="string">
            <text:p>Equipo Fauxshore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59af8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table:style-name="ce1" office:value-type="string" calcext:value-type="string">
            <text:p>大海原中ウェア</text:p>
          </table:table-cell>
          <table:table-cell office:value-type="string" calcext:value-type="string">
            <text:p>Mary Times Kit</text:p>
          </table:table-cell>
          <table:table-cell office:value-type="string" calcext:value-type="string">
            <text:p>Equipo Mary Times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float" office:value="219993" calcext:value-type="float">
            <text:p>219993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table:style-name="ce1" office:value-type="string" calcext:value-type="string">
            <text:p>ダークEウェア</text:p>
          </table:table-cell>
          <table:table-cell office:value-type="string" calcext:value-type="string">
            <text:p>Dark Emperors Kit</text:p>
          </table:table-cell>
          <table:table-cell office:value-type="string" calcext:value-type="string">
            <text:p>Equipo Emperadores Oscuros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b2042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table:style-name="ce1" office:value-type="string" calcext:value-type="string">
            <text:p>大阪ギャルズウェア</text:p>
          </table:table-cell>
          <table:table-cell office:value-type="string" calcext:value-type="string">
            <text:p>Triple C Kit</text:p>
          </table:table-cell>
          <table:table-cell office:value-type="string" calcext:value-type="string">
            <text:p>Equipo Triple C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98fb9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table:style-name="ce1" office:value-type="string" calcext:value-type="string">
            <text:p>警備マシンズウェア</text:p>
          </table:table-cell>
          <table:table-cell office:value-type="string" calcext:value-type="string">
            <text:p>Robot Guards Kit</text:p>
          </table:table-cell>
          <table:table-cell office:value-type="string" calcext:value-type="string">
            <text:p>Equipo Robots Guardias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4929b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table:style-name="ce1" office:value-type="string" calcext:value-type="string">
            <text:p>プロミネンスウェア</text:p>
          </table:table-cell>
          <table:table-cell office:value-type="string" calcext:value-type="string">
            <text:p>Prominence Kit</text:p>
          </table:table-cell>
          <table:table-cell office:value-type="string" calcext:value-type="string">
            <text:p>Equipo Prominence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92f1e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table:style-name="ce1" office:value-type="string" calcext:value-type="string">
            <text:p>D･ダストウェア</text:p>
          </table:table-cell>
          <table:table-cell office:value-type="string" calcext:value-type="string">
            <text:p>Diamond Dust Kit</text:p>
          </table:table-cell>
          <table:table-cell office:value-type="string" calcext:value-type="string">
            <text:p>Equipo Polvo de Diamantes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168a3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string" calcext:value-type="string">
            <text:p>カオスウェア</text:p>
          </table:table-cell>
          <table:table-cell office:value-type="string" calcext:value-type="string">
            <text:p>Chaos Kit</text:p>
          </table:table-cell>
          <table:table-cell office:value-type="string" calcext:value-type="string">
            <text:p>Equipo Caos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c484f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table:style-name="ce1" office:value-type="string" calcext:value-type="string">
            <text:p>イナズマJウェア</text:p>
          </table:table-cell>
          <table:table-cell office:value-type="string" calcext:value-type="string">
            <text:p>Inazuma Japan Kit</text:p>
          </table:table-cell>
          <table:table-cell office:value-type="string" calcext:value-type="string">
            <text:p>Equipo Inazuma Japón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88ee4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table:style-name="ce1" office:value-type="string" calcext:value-type="string">
            <text:p>Ｂウェイブスウェア</text:p>
          </table:table-cell>
          <table:table-cell office:value-type="string" calcext:value-type="string">
            <text:p>Big Waves Kit</text:p>
          </table:table-cell>
          <table:table-cell office:value-type="string" calcext:value-type="string">
            <text:p>Equipo Big Waves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9d27a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table:style-name="ce1" office:value-type="string" calcext:value-type="string">
            <text:p>Ｄライオンウェア</text:p>
          </table:table-cell>
          <table:table-cell office:value-type="string" calcext:value-type="string">
            <text:p>Desert Lions Kit</text:p>
          </table:table-cell>
          <table:table-cell office:value-type="string" calcext:value-type="string">
            <text:p>Equipo Leones del Desierto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float" office:value="680415" calcext:value-type="float">
            <text:p>680415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table:style-name="ce1" office:value-type="string" calcext:value-type="string">
            <text:p>ネオジャパンウェア</text:p>
          </table:table-cell>
          <table:table-cell office:value-type="string" calcext:value-type="string">
            <text:p>Neo Japan Kit</text:p>
          </table:table-cell>
          <table:table-cell office:value-type="string" calcext:value-type="string">
            <text:p>Equipo Neo Japón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4a2aa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table:style-name="ce1" office:value-type="string" calcext:value-type="string">
            <text:p>Fドラゴンウェア</text:p>
          </table:table-cell>
          <table:table-cell office:value-type="string" calcext:value-type="string">
            <text:p>Fire Dragon Kit</text:p>
          </table:table-cell>
          <table:table-cell office:value-type="string" calcext:value-type="string">
            <text:p>Equipo Dragones de Fuego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31406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table:style-name="ce1" office:value-type="string" calcext:value-type="string">
            <text:p>K・O・Qウェア</text:p>
          </table:table-cell>
          <table:table-cell office:value-type="string" calcext:value-type="string">
            <text:p>Knights of Queen Kit</text:p>
          </table:table-cell>
          <table:table-cell office:value-type="string" calcext:value-type="string">
            <text:p>Equipo Knights of Queen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0e6dc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table:style-name="ce1" office:value-type="string" calcext:value-type="string">
            <text:p>チームKsウェア</text:p>
          </table:table-cell>
          <table:table-cell office:value-type="string" calcext:value-type="string">
            <text:p>Team D Kit</text:p>
          </table:table-cell>
          <table:table-cell office:value-type="string" calcext:value-type="string">
            <text:p>Equipo D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48697a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table:style-name="ce1" office:value-type="string" calcext:value-type="string">
            <text:p>エンパイアウェア</text:p>
          </table:table-cell>
          <table:table-cell office:value-type="string" calcext:value-type="string">
            <text:p>The Empire Kit</text:p>
          </table:table-cell>
          <table:table-cell office:value-type="string" calcext:value-type="string">
            <text:p>Equipo Emperadores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83a2cc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table:style-name="ce1" office:value-type="string" calcext:value-type="string">
            <text:p>ユニコーンウェア</text:p>
          </table:table-cell>
          <table:table-cell office:value-type="string" calcext:value-type="string">
            <text:p>Unicorn Kit</text:p>
          </table:table-cell>
          <table:table-cell office:value-type="string" calcext:value-type="string">
            <text:p>Equipo Unicorn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5aa9b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table:style-name="ce1" office:value-type="string" calcext:value-type="string">
            <text:p>オルフェウスウェア</text:p>
          </table:table-cell>
          <table:table-cell office:value-type="string" calcext:value-type="string">
            <text:p>Orpheus Kit</text:p>
          </table:table-cell>
          <table:table-cell office:value-type="string" calcext:value-type="string">
            <text:p>Equipo Orfeo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4b68a5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table:style-name="ce1" office:value-type="string" calcext:value-type="string">
            <text:p>ガルシルドウェア</text:p>
          </table:table-cell>
          <table:table-cell office:value-type="string" calcext:value-type="string">
            <text:p>Zoolan Kit</text:p>
          </table:table-cell>
          <table:table-cell office:value-type="string" calcext:value-type="string">
            <text:p>Equipo Zoolan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4a494a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table:style-name="ce1" office:value-type="string" calcext:value-type="string">
            <text:p>キングダムウェア</text:p>
          </table:table-cell>
          <table:table-cell office:value-type="string" calcext:value-type="string">
            <text:p>The Kingdom Kit</text:p>
          </table:table-cell>
          <table:table-cell office:value-type="string" calcext:value-type="string">
            <text:p>Equipo Os Reis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ec901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table:style-name="ce1" office:value-type="string" calcext:value-type="string">
            <text:p>Lギガントウェア</text:p>
          </table:table-cell>
          <table:table-cell office:value-type="string" calcext:value-type="string">
            <text:p>Little Gigant Kit</text:p>
          </table:table-cell>
          <table:table-cell office:value-type="string" calcext:value-type="string">
            <text:p>Equipo Pequeños Gigantes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5ab292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table:style-name="ce1" office:value-type="string" calcext:value-type="string">
            <text:p>Rグリフォンウェア</text:p>
          </table:table-cell>
          <table:table-cell office:value-type="string" calcext:value-type="string">
            <text:p>Rose Griffons Kit</text:p>
          </table:table-cell>
          <table:table-cell office:value-type="string" calcext:value-type="string">
            <text:p>Equipo Grifos de la Rosa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float" office:value="153999" calcext:value-type="float">
            <text:p>153999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table:style-name="ce1" office:value-type="string" calcext:value-type="string">
            <text:p>マタドールウェア</text:p>
          </table:table-cell>
          <table:table-cell office:value-type="string" calcext:value-type="string">
            <text:p>Red Matador Kit</text:p>
          </table:table-cell>
          <table:table-cell office:value-type="string" calcext:value-type="string">
            <text:p>Equipo Los Rojos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84014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table:style-name="ce1" office:value-type="string" calcext:value-type="string">
            <text:p>ブロッケンウェア</text:p>
          </table:table-cell>
          <table:table-cell office:value-type="string" calcext:value-type="string">
            <text:p>Brocken Brigade Kit</text:p>
          </table:table-cell>
          <table:table-cell office:value-type="string" calcext:value-type="string">
            <text:p>Equipo Brocken Brigade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52d31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table:style-name="ce1" office:value-type="string" calcext:value-type="string">
            <text:p>Gホーンウェア</text:p>
          </table:table-cell>
          <table:table-cell office:value-type="string" calcext:value-type="string">
            <text:p>The Cape Crusaders Kit</text:p>
          </table:table-cell>
          <table:table-cell office:value-type="string" calcext:value-type="string">
            <text:p>Equipo Caimanes del Cabo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8a5a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table:style-name="ce1" office:value-type="string" calcext:value-type="string">
            <text:p>てんくうのウェア</text:p>
          </table:table-cell>
          <table:table-cell office:value-type="string" calcext:value-type="string">
            <text:p>Sky Team Kit</text:p>
          </table:table-cell>
          <table:table-cell office:value-type="string" calcext:value-type="string">
            <text:p>Equipo Sky Team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8dbe6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table:style-name="ce1" office:value-type="string" calcext:value-type="string">
            <text:p>魔界軍団ウェア</text:p>
          </table:table-cell>
          <table:table-cell office:value-type="string" calcext:value-type="string">
            <text:p>Dark Team Kit</text:p>
          </table:table-cell>
          <table:table-cell office:value-type="string" calcext:value-type="string">
            <text:p>Equipo Dark Team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48464a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table:style-name="ce1" office:value-type="string" calcext:value-type="string">
            <text:p>てんまのウェア</text:p>
          </table:table-cell>
          <table:table-cell office:value-type="string" calcext:value-type="string">
            <text:p>Dark Angels Kit</text:p>
          </table:table-cell>
          <table:table-cell office:value-type="string" calcext:value-type="string">
            <text:p>Equipo Ángel Oscuro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86913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string" calcext:value-type="string">
            <text:p>オーガウェア</text:p>
          </table:table-cell>
          <table:table-cell office:value-type="string" calcext:value-type="string">
            <text:p>Ogre Kit</text:p>
          </table:table-cell>
          <table:table-cell office:value-type="string" calcext:value-type="string">
            <text:p>Equipo Ogro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30004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string" calcext:value-type="string">
            <text:p>アトランチクウェア</text:p>
          </table:table-cell>
          <table:table-cell office:value-type="string" calcext:value-type="string">
            <text:p>Atlantica</text:p>
          </table:table-cell>
          <table:table-cell office:value-type="string" calcext:value-type="string">
            <text:p>Mar Adentro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8009f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table:style-name="ce1" office:value-type="string" calcext:value-type="string">
            <text:p>あめのウェア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Estelas Blancas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4a283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table:style-name="ce1" office:value-type="string" calcext:value-type="string">
            <text:p>いちばんぼしウェア</text:p>
          </table:table-cell>
          <table:table-cell office:value-type="string" calcext:value-type="string">
            <text:p>First Star</text:p>
          </table:table-cell>
          <table:table-cell office:value-type="string" calcext:value-type="string">
            <text:p>Estrella Temprana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d9013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table:style-name="ce1" office:value-type="string" calcext:value-type="string">
            <text:p>カームウェア</text:p>
          </table:table-cell>
          <table:table-cell office:value-type="string" calcext:value-type="string">
            <text:p>Calm</text:p>
          </table:table-cell>
          <table:table-cell office:value-type="string" calcext:value-type="string">
            <text:p>Serenidad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float" office:value="524142" calcext:value-type="float">
            <text:p>524142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table:style-name="ce1" office:value-type="string" calcext:value-type="string">
            <text:p>カミナリウェア</text:p>
          </table:table-cell>
          <table:table-cell office:value-type="string" calcext:value-type="string">
            <text:p>Thunder</text:p>
          </table:table-cell>
          <table:table-cell office:value-type="string" calcext:value-type="string">
            <text:p>Relámpago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b2f0e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string" calcext:value-type="string">
            <text:p>がんじょうウェア</text:p>
          </table:table-cell>
          <table:table-cell office:value-type="string" calcext:value-type="string">
            <text:p>Firm</text:p>
          </table:table-cell>
          <table:table-cell office:value-type="string" calcext:value-type="string">
            <text:p>Resistente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ba900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table:style-name="ce1" office:value-type="string" calcext:value-type="string">
            <text:p>カンフーウェア</text:p>
          </table:table-cell>
          <table:table-cell table:number-columns-repeated="2" office:value-type="string" calcext:value-type="string">
            <text:p>Kung-Fu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50004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table:style-name="ce1" office:value-type="string" calcext:value-type="string">
            <text:p>きこうしのウェア</text:p>
          </table:table-cell>
          <table:table-cell office:value-type="string" calcext:value-type="string">
            <text:p>Prince</text:p>
          </table:table-cell>
          <table:table-cell office:value-type="string" calcext:value-type="string">
            <text:p>Principito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81370c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table:style-name="ce1" office:value-type="string" calcext:value-type="string">
            <text:p>きぞくのウェア</text:p>
          </table:table-cell>
          <table:table-cell office:value-type="string" calcext:value-type="string">
            <text:p>Relined</text:p>
          </table:table-cell>
          <table:table-cell office:value-type="string" calcext:value-type="string">
            <text:p>Burgués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d4121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table:style-name="ce1" office:value-type="string" calcext:value-type="string">
            <text:p>げっこうのウェア</text:p>
          </table:table-cell>
          <table:table-cell office:value-type="string" calcext:value-type="string">
            <text:p>Moonlight</text:p>
          </table:table-cell>
          <table:table-cell office:value-type="string" calcext:value-type="string">
            <text:p>Luz de Luna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92f73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table:style-name="ce1" office:value-type="string" calcext:value-type="string">
            <text:p>ごくあくウェア</text:p>
          </table:table-cell>
          <table:table-cell office:value-type="string" calcext:value-type="string">
            <text:p>Terror</text:p>
          </table:table-cell>
          <table:table-cell office:value-type="string" calcext:value-type="string">
            <text:p>Vileza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504f7b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table:style-name="ce1" office:value-type="string" calcext:value-type="string">
            <text:p>こわもてウェア</text:p>
          </table:table-cell>
          <table:table-cell office:value-type="string" calcext:value-type="string">
            <text:p>Hard-face</text:p>
          </table:table-cell>
          <table:table-cell office:value-type="string" calcext:value-type="string">
            <text:p>Apabullante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float" office:value="157014" calcext:value-type="float">
            <text:p>157014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table:style-name="ce1" office:value-type="string" calcext:value-type="string">
            <text:p>ザ・カードウェア</text:p>
          </table:table-cell>
          <table:table-cell office:value-type="string" calcext:value-type="string">
            <text:p>Card Kit</text:p>
          </table:table-cell>
          <table:table-cell office:value-type="string" calcext:value-type="string">
            <text:p>Equipo Tarjetero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c0c06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table:style-name="ce1" office:value-type="string" calcext:value-type="string">
            <text:p>シェイパブルウェア</text:p>
          </table:table-cell>
          <table:table-cell office:value-type="string" calcext:value-type="string">
            <text:p>Chelly</text:p>
          </table:table-cell>
          <table:table-cell office:value-type="string" calcext:value-type="string">
            <text:p>Favorecedor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8d321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table:style-name="ce1" office:value-type="string" calcext:value-type="string">
            <text:p>じゅんじょうウェア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Pureza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9c689f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string" calcext:value-type="string">
            <text:p>じょうねつのウェア</text:p>
          </table:table-cell>
          <table:table-cell office:value-type="string" calcext:value-type="string">
            <text:p>Passion</text:p>
          </table:table-cell>
          <table:table-cell office:value-type="string" calcext:value-type="string">
            <text:p>Pura Pasión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float" office:value="583910" calcext:value-type="float">
            <text:p>583910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table:style-name="ce1" office:value-type="string" calcext:value-type="string">
            <text:p>しんしのウェア</text:p>
          </table:table-cell>
          <table:table-cell office:value-type="string" calcext:value-type="string">
            <text:p>Gentleman</text:p>
          </table:table-cell>
          <table:table-cell office:value-type="string" calcext:value-type="string">
            <text:p>Señorito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float" office:value="314839" calcext:value-type="float">
            <text:p>314839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table:style-name="ce1" office:value-type="string" calcext:value-type="string">
            <text:p>シンメトリウェア</text:p>
          </table:table-cell>
          <table:table-cell office:value-type="string" calcext:value-type="string">
            <text:p>Symmetry</text:p>
          </table:table-cell>
          <table:table-cell office:value-type="string" calcext:value-type="string">
            <text:p>Simétrico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float" office:value="137700" calcext:value-type="float">
            <text:p>137700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string" calcext:value-type="string">
            <text:p>スカルウェア</text:p>
          </table:table-cell>
          <table:table-cell office:value-type="string" calcext:value-type="string">
            <text:p>Skull</text:p>
          </table:table-cell>
          <table:table-cell office:value-type="string" calcext:value-type="string">
            <text:p>Calavera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2bfb9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table:style-name="ce1" office:value-type="string" calcext:value-type="string">
            <text:p>ストライプウェア</text:p>
          </table:table-cell>
          <table:table-cell office:value-type="string" calcext:value-type="string">
            <text:p>Stripe</text:p>
          </table:table-cell>
          <table:table-cell office:value-type="string" calcext:value-type="string">
            <text:p>Barras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40a8</text:p>
          </table:table-cell>
        </table:table-row>
        <table:table-row table:style-name="ro2">
          <table:table-cell office:value-type="float" office:value="687" calcext:value-type="float">
            <text:p>687</text:p>
          </table:table-cell>
          <table:table-cell table:style-name="ce1" office:value-type="string" calcext:value-type="string">
            <text:p>ストライプウェア２</text:p>
          </table:table-cell>
          <table:table-cell office:value-type="string" calcext:value-type="string">
            <text:p>Stripe 2</text:p>
          </table:table-cell>
          <table:table-cell office:value-type="string" calcext:value-type="string">
            <text:p>Barras 2.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2000d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table:style-name="ce1" office:value-type="string" calcext:value-type="string">
            <text:p>ストリームウェア</text:p>
          </table:table-cell>
          <table:table-cell office:value-type="string" calcext:value-type="string">
            <text:p>Stream</text:p>
          </table:table-cell>
          <table:table-cell office:value-type="string" calcext:value-type="string">
            <text:p>Meteoro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59a65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table:style-name="ce1" office:value-type="string" calcext:value-type="string">
            <text:p>スペースウェア</text:p>
          </table:table-cell>
          <table:table-cell office:value-type="string" calcext:value-type="string">
            <text:p>Space</text:p>
          </table:table-cell>
          <table:table-cell office:value-type="string" calcext:value-type="string">
            <text:p>Espacio Exterior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8b7ac6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table:style-name="ce1" office:value-type="string" calcext:value-type="string">
            <text:p>スポットウェア</text:p>
          </table:table-cell>
          <table:table-cell office:value-type="string" calcext:value-type="string">
            <text:p>Spot</text:p>
          </table:table-cell>
          <table:table-cell office:value-type="string" calcext:value-type="string">
            <text:p>De Lunares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70021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table:style-name="ce1" office:value-type="string" calcext:value-type="string">
            <text:p>スマートウェア</text:p>
          </table:table-cell>
          <table:table-cell office:value-type="string" calcext:value-type="string">
            <text:p>Smart</text:p>
          </table:table-cell>
          <table:table-cell office:value-type="string" calcext:value-type="string">
            <text:p>Pura Elegancia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336d8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table:style-name="ce1" office:value-type="string" calcext:value-type="string">
            <text:p>スリースターウェア</text:p>
          </table:table-cell>
          <table:table-cell office:value-type="string" calcext:value-type="string">
            <text:p>Tri Star</text:p>
          </table:table-cell>
          <table:table-cell office:value-type="string" calcext:value-type="string">
            <text:p>Triestela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float" office:value="394156" calcext:value-type="float">
            <text:p>394156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table:style-name="ce1" office:value-type="string" calcext:value-type="string">
            <text:p>セーラーウェア</text:p>
          </table:table-cell>
          <table:table-cell office:value-type="string" calcext:value-type="string">
            <text:p>Sailor</text:p>
          </table:table-cell>
          <table:table-cell office:value-type="string" calcext:value-type="string">
            <text:p>Marinero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8db1a8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table:style-name="ce1" office:value-type="string" calcext:value-type="string">
            <text:p>ゼブラウェア</text:p>
          </table:table-cell>
          <table:table-cell office:value-type="string" calcext:value-type="string">
            <text:p>Zebra</text:p>
          </table:table-cell>
          <table:table-cell office:value-type="string" calcext:value-type="string">
            <text:p>Cebreado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0f1f2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table:style-name="ce1" office:value-type="string" calcext:value-type="string">
            <text:p>せんしのウェア</text:p>
          </table:table-cell>
          <table:table-cell office:value-type="string" calcext:value-type="string">
            <text:p>Soldier</text:p>
          </table:table-cell>
          <table:table-cell office:value-type="string" calcext:value-type="string">
            <text:p>Guerrero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c0306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table:style-name="ce1" office:value-type="string" calcext:value-type="string">
            <text:p>タイトポップウェア</text:p>
          </table:table-cell>
          <table:table-cell office:value-type="string" calcext:value-type="string">
            <text:p>Tight-pop</text:p>
          </table:table-cell>
          <table:table-cell office:value-type="string" calcext:value-type="string">
            <text:p>Cinturita de Avispa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92952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table:style-name="ce1" office:value-type="string" calcext:value-type="string">
            <text:p>テクノウェア</text:p>
          </table:table-cell>
          <table:table-cell office:value-type="string" calcext:value-type="string">
            <text:p>Techno</text:p>
          </table:table-cell>
          <table:table-cell office:value-type="string" calcext:value-type="string">
            <text:p>Tecnomanía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4ad6c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table:style-name="ce1" office:value-type="string" calcext:value-type="string">
            <text:p>でんせつのウェア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Leyenda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12f31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table:style-name="ce1" office:value-type="string" calcext:value-type="string">
            <text:p>とうこんのウェア</text:p>
          </table:table-cell>
          <table:table-cell office:value-type="string" calcext:value-type="string">
            <text:p>Mettle</text:p>
          </table:table-cell>
          <table:table-cell office:value-type="string" calcext:value-type="string">
            <text:p>Espíritu Luchador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12f31</text:p>
          </table:table-cell>
        </table:table-row>
        <table:table-row table:style-name="ro2">
          <table:table-cell office:value-type="float" office:value="700" calcext:value-type="float">
            <text:p>700</text:p>
          </table:table-cell>
          <table:table-cell table:style-name="ce1" office:value-type="string" calcext:value-type="string">
            <text:p>トリコロールウェア</text:p>
          </table:table-cell>
          <table:table-cell table:number-columns-repeated="2" office:value-type="string" calcext:value-type="string">
            <text:p>Tricolor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13d95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table:style-name="ce1" office:value-type="string" calcext:value-type="string">
            <text:p>ハイスリーブウェア</text:p>
          </table:table-cell>
          <table:table-cell office:value-type="string" calcext:value-type="string">
            <text:p>High-sleeve</text:p>
          </table:table-cell>
          <table:table-cell office:value-type="string" calcext:value-type="string">
            <text:p>Fibra de Carbono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9c1414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table:style-name="ce1" office:value-type="string" calcext:value-type="string">
            <text:p>ひらめきウェア</text:p>
          </table:table-cell>
          <table:table-cell office:value-type="string" calcext:value-type="string">
            <text:p>Inspirate</text:p>
          </table:table-cell>
          <table:table-cell office:value-type="string" calcext:value-type="string">
            <text:p>Perspicacia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9c1414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table:style-name="ce1" office:value-type="string" calcext:value-type="string">
            <text:p>ファングウェア</text:p>
          </table:table-cell>
          <table:table-cell office:value-type="string" calcext:value-type="string">
            <text:p>Fang</text:p>
          </table:table-cell>
          <table:table-cell office:value-type="string" calcext:value-type="string">
            <text:p>Incisivo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159bb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table:style-name="ce1" office:value-type="string" calcext:value-type="string">
            <text:p>ブイサインウェア</text:p>
          </table:table-cell>
          <table:table-cell office:value-type="string" calcext:value-type="string">
            <text:p>V-sign</text:p>
          </table:table-cell>
          <table:table-cell office:value-type="string" calcext:value-type="string">
            <text:p>Victoria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dc403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table:style-name="ce1" office:value-type="string" calcext:value-type="string">
            <text:p>フューチャーウェア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Futurista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468fa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table:style-name="ce1" office:value-type="string" calcext:value-type="string">
            <text:p>フロッグウェア</text:p>
          </table:table-cell>
          <table:table-cell office:value-type="string" calcext:value-type="string">
            <text:p>Frog</text:p>
          </table:table-cell>
          <table:table-cell office:value-type="string" calcext:value-type="string">
            <text:p>Rana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9cc64a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table:style-name="ce1" office:value-type="string" calcext:value-type="string">
            <text:p>ほのおのウェア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La Llama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90c00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table:style-name="ce1" office:value-type="string" calcext:value-type="string">
            <text:p>ホライゾンウェア</text:p>
          </table:table-cell>
          <table:table-cell office:value-type="string" calcext:value-type="string">
            <text:p>Horizon</text:p>
          </table:table-cell>
          <table:table-cell office:value-type="string" calcext:value-type="string">
            <text:p>El Horizonte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63ff3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table:style-name="ce1" office:value-type="string" calcext:value-type="string">
            <text:p>マーシャルウェア</text:p>
          </table:table-cell>
          <table:table-cell office:value-type="string" calcext:value-type="string">
            <text:p>Martial</text:p>
          </table:table-cell>
          <table:table-cell office:value-type="string" calcext:value-type="string">
            <text:p>Mariscal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4b205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table:style-name="ce1" office:value-type="string" calcext:value-type="string">
            <text:p>マルチユーズウェア</text:p>
          </table:table-cell>
          <table:table-cell office:value-type="string" calcext:value-type="string">
            <text:p>Multi-use</text:p>
          </table:table-cell>
          <table:table-cell office:value-type="string" calcext:value-type="string">
            <text:p>Multiusos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e591e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table:style-name="ce1" office:value-type="string" calcext:value-type="string">
            <text:p>ゆうじょうのウェア</text:p>
          </table:table-cell>
          <table:table-cell office:value-type="string" calcext:value-type="string">
            <text:p>Friendly</text:p>
          </table:table-cell>
          <table:table-cell office:value-type="string" calcext:value-type="string">
            <text:p>Amistad Entrañable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9230a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table:style-name="ce1" office:value-type="string" calcext:value-type="string">
            <text:p>ゆうやけのウェア</text:p>
          </table:table-cell>
          <table:table-cell office:value-type="string" calcext:value-type="string">
            <text:p>Sunset</text:p>
          </table:table-cell>
          <table:table-cell office:value-type="string" calcext:value-type="string">
            <text:p>Sol Poniente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c7021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table:style-name="ce1" office:value-type="string" calcext:value-type="string">
            <text:p>ライジングウェア</text:p>
          </table:table-cell>
          <table:table-cell office:value-type="string" calcext:value-type="string">
            <text:p>Rising</text:p>
          </table:table-cell>
          <table:table-cell office:value-type="string" calcext:value-type="string">
            <text:p>Aspirante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c7021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table:style-name="ce1" office:value-type="string" calcext:value-type="string">
            <text:p>ライダースウェア</text:p>
          </table:table-cell>
          <table:table-cell office:value-type="string" calcext:value-type="string">
            <text:p>Rider</text:p>
          </table:table-cell>
          <table:table-cell office:value-type="string" calcext:value-type="string">
            <text:p>Motero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5121f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table:style-name="ce1" office:value-type="string" calcext:value-type="string">
            <text:p>レトロウェア</text:p>
          </table:table-cell>
          <table:table-cell table:number-columns-repeated="2" office:value-type="string" calcext:value-type="string">
            <text:p>Retro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bb2ac</text:p>
          </table:table-cell>
        </table:table-row>
        <table:table-row table:style-name="ro1" table:number-rows-repeated="1048475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insert" table:style-name="ta1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1"/>
        <table:table-column table:style-name="co12" table:default-cell-style-name="ce1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8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number-columns-repeated="1009" table:default-cell-style-name="Default"/>
        <table:table-row table:style-name="ro3">
          <table:table-cell office:value-type="string" calcext:value-type="string">
            <text:p>(</text:p>
          </table:table-cell>
          <table:table-cell office:value-type="float" office:value="617" calcext:value-type="float">
            <text:p>617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雷門中ウェア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Raimon Kit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Equipo Raimon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),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(</text:p>
          </table:table-cell>
          <table:table-cell office:value-type="float" office:value="618" calcext:value-type="float">
            <text:p>618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帝国ウェア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Royal Kit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Equipo Royal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),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(</text:p>
          </table:table-cell>
          <table:table-cell office:value-type="float" office:value="619" calcext:value-type="float">
            <text:p>619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尾刈斗ウェア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Occult Kit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Equipo Occult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),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(</text:p>
          </table:table-cell>
          <table:table-cell office:value-type="float" office:value="620" calcext:value-type="float">
            <text:p>620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野生中ウェア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Wild Kit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Equipo Wild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),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(</text:p>
          </table:table-cell>
          <table:table-cell office:value-type="float" office:value="621" calcext:value-type="float">
            <text:p>621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御影ウェア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Brain Kit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Equipo Brain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),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(</text:p>
          </table:table-cell>
          <table:table-cell office:value-type="float" office:value="622" calcext:value-type="float">
            <text:p>622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秋葉ウェア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Otaku Kit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Equipo Otaku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),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(</text:p>
          </table:table-cell>
          <table:table-cell office:value-type="float" office:value="623" calcext:value-type="float">
            <text:p>623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戦国ウェア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Shuriken Kit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Equipo Shuriken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),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(</text:p>
          </table:table-cell>
          <table:table-cell office:value-type="float" office:value="624" calcext:value-type="float">
            <text:p>624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千羽山ウェア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Farm Kit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Equipo Farm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),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(</text:p>
          </table:table-cell>
          <table:table-cell office:value-type="float" office:value="625" calcext:value-type="float">
            <text:p>625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木戸川ウェア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Kirkwood Kit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Equipo Kirkwood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),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(</text:p>
          </table:table-cell>
          <table:table-cell office:value-type="float" office:value="626" calcext:value-type="float">
            <text:p>626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世宇子ウェア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Zeus Kit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Equipo Zeus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),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(</text:p>
          </table:table-cell>
          <table:table-cell office:value-type="float" office:value="627" calcext:value-type="float">
            <text:p>627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KFCウェア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Kids Kit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Equipo Kids FC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),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(</text:p>
          </table:table-cell>
          <table:table-cell office:value-type="float" office:value="628" calcext:value-type="float">
            <text:p>628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傘美野ウェア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Umbrella Kit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Equipo Umbrella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),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(</text:p>
          </table:table-cell>
          <table:table-cell office:value-type="float" office:value="629" calcext:value-type="float">
            <text:p>629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れきせんのウェア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Old School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Vieja Escuela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),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(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サリーズウェア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Sallys Kit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Equipo Sallys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),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(</text:p>
          </table:table-cell>
          <table:table-cell office:value-type="float" office:value="631" calcext:value-type="float">
            <text:p>631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ジェミニウェア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Gemini Kit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Equipo Géminis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),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(</text:p>
          </table:table-cell>
          <table:table-cell office:value-type="float" office:value="632" calcext:value-type="float">
            <text:p>632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イプシロンウェア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Epsilon Kit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Equipo Épsilon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),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(</text:p>
          </table:table-cell>
          <table:table-cell office:value-type="float" office:value="633" calcext:value-type="float">
            <text:p>633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ジェネシスウェア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Genesis Kit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Equipo Génesis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),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(</text:p>
          </table:table-cell>
          <table:table-cell office:value-type="float" office:value="634" calcext:value-type="float">
            <text:p>634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SPウェア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Secret Service Kit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Equipo Servicio Secreto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),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(</text:p>
          </table:table-cell>
          <table:table-cell office:value-type="float" office:value="635" calcext:value-type="float">
            <text:p>635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白恋ウェア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Alpine Kit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Equipo Alpino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),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(</text:p>
          </table:table-cell>
          <table:table-cell office:value-type="float" office:value="636" calcext:value-type="float">
            <text:p>636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漫遊寺ウェア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Cloister Kit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Equipo Claustro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),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(</text:p>
          </table:table-cell>
          <table:table-cell office:value-type="float" office:value="637" calcext:value-type="float">
            <text:p>637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真・帝国学園ウェア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Royal Academy Redux Kit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Equipo Royal Academy Redux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),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(</text:p>
          </table:table-cell>
          <table:table-cell office:value-type="float" office:value="638" calcext:value-type="float">
            <text:p>638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陽花戸ウェア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Fauxshore Kit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Equipo Fauxshore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),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(</text:p>
          </table:table-cell>
          <table:table-cell office:value-type="float" office:value="639" calcext:value-type="float">
            <text:p>639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大海原中ウェア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Mary Times Kit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Equipo Mary Times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),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(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ダークEウェア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Dark Emperors Kit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Equipo Emperadores Oscuros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),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(</text:p>
          </table:table-cell>
          <table:table-cell office:value-type="float" office:value="641" calcext:value-type="float">
            <text:p>641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大阪ギャルズウェア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Triple C Kit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Equipo Triple C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),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(</text:p>
          </table:table-cell>
          <table:table-cell office:value-type="float" office:value="642" calcext:value-type="float">
            <text:p>642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警備マシンズウェア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Robot Guards Kit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Equipo Robots Guardias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),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(</text:p>
          </table:table-cell>
          <table:table-cell office:value-type="float" office:value="643" calcext:value-type="float">
            <text:p>643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プロミネンスウェア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Prominence Kit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Equipo Prominence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),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(</text:p>
          </table:table-cell>
          <table:table-cell office:value-type="float" office:value="644" calcext:value-type="float">
            <text:p>644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D･ダストウェア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Diamond Dust Kit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Equipo Polvo de Diamantes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)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645" calcext:value-type="float">
            <text:p>645</text:p>
          </table:table-cell>
          <table:table-cell office:value-type="string" calcext:value-type="string">
            <text:p>,'</text:p>
          </table:table-cell>
          <table:table-cell table:style-name="Default" office:value-type="string" calcext:value-type="string">
            <text:p>カオスウェア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Chaos Kit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Equipo Caos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),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(</text:p>
          </table:table-cell>
          <table:table-cell office:value-type="float" office:value="646" calcext:value-type="float">
            <text:p>646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イナズマJウェア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Inazuma Japan Kit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Equipo Inazuma Japón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),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(</text:p>
          </table:table-cell>
          <table:table-cell office:value-type="float" office:value="647" calcext:value-type="float">
            <text:p>647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Ｂウェイブスウェア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Big Waves Kit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Equipo Big Waves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),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(</text:p>
          </table:table-cell>
          <table:table-cell office:value-type="float" office:value="648" calcext:value-type="float">
            <text:p>648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Ｄライオンウェア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Desert Lions Kit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Equipo Leones del Desierto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),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(</text:p>
          </table:table-cell>
          <table:table-cell office:value-type="float" office:value="649" calcext:value-type="float">
            <text:p>649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ネオジャパンウェア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Neo Japan Kit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Equipo Neo Japón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),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(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Fドラゴンウェア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Fire Dragon Kit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Equipo Dragones de Fuego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),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(</text:p>
          </table:table-cell>
          <table:table-cell office:value-type="float" office:value="651" calcext:value-type="float">
            <text:p>651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K・O・Qウェア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Knights of Queen Kit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Equipo Knights of Queen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),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(</text:p>
          </table:table-cell>
          <table:table-cell office:value-type="float" office:value="652" calcext:value-type="float">
            <text:p>652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チームKsウェア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Team D Kit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Equipo D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),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(</text:p>
          </table:table-cell>
          <table:table-cell office:value-type="float" office:value="653" calcext:value-type="float">
            <text:p>653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エンパイアウェア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The Empire Kit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Equipo Emperadores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),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(</text:p>
          </table:table-cell>
          <table:table-cell office:value-type="float" office:value="654" calcext:value-type="float">
            <text:p>654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ユニコーンウェア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Unicorn Kit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Equipo Unicorn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),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(</text:p>
          </table:table-cell>
          <table:table-cell office:value-type="float" office:value="655" calcext:value-type="float">
            <text:p>655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オルフェウスウェア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Orpheus Kit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Equipo Orfeo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),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(</text:p>
          </table:table-cell>
          <table:table-cell office:value-type="float" office:value="656" calcext:value-type="float">
            <text:p>656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ガルシルドウェア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Zoolan Kit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Equipo Zoolan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),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(</text:p>
          </table:table-cell>
          <table:table-cell office:value-type="float" office:value="657" calcext:value-type="float">
            <text:p>657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キングダムウェア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The Kingdom Kit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Equipo Os Reis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),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(</text:p>
          </table:table-cell>
          <table:table-cell office:value-type="float" office:value="658" calcext:value-type="float">
            <text:p>658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Lギガントウェア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Little Gigant Kit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Equipo Pequeños Gigantes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),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(</text:p>
          </table:table-cell>
          <table:table-cell office:value-type="float" office:value="659" calcext:value-type="float">
            <text:p>659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Rグリフォンウェア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Rose Griffons Kit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Equipo Grifos de la Rosa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),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(</text:p>
          </table:table-cell>
          <table:table-cell office:value-type="float" office:value="660" calcext:value-type="float">
            <text:p>660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マタドールウェア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Red Matador Kit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Equipo Los Rojos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),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(</text:p>
          </table:table-cell>
          <table:table-cell office:value-type="float" office:value="661" calcext:value-type="float">
            <text:p>661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ブロッケンウェア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Brocken Brigade Kit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Equipo Brocken Brigade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),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(</text:p>
          </table:table-cell>
          <table:table-cell office:value-type="float" office:value="662" calcext:value-type="float">
            <text:p>662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Gホーンウェア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The Cape Crusaders Kit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Equipo Caimanes del Cabo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),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(</text:p>
          </table:table-cell>
          <table:table-cell office:value-type="float" office:value="663" calcext:value-type="float">
            <text:p>663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てんくうのウェア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Sky Team Kit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Equipo Sky Team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),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(</text:p>
          </table:table-cell>
          <table:table-cell office:value-type="float" office:value="664" calcext:value-type="float">
            <text:p>664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魔界軍団ウェア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Dark Team Kit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Equipo Dark Team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),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(</text:p>
          </table:table-cell>
          <table:table-cell office:value-type="float" office:value="665" calcext:value-type="float">
            <text:p>665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てんまのウェア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Dark Angels Kit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Equipo Ángel Oscuro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)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666" calcext:value-type="float">
            <text:p>666</text:p>
          </table:table-cell>
          <table:table-cell office:value-type="string" calcext:value-type="string">
            <text:p>,'</text:p>
          </table:table-cell>
          <table:table-cell table:style-name="Default" office:value-type="string" calcext:value-type="string">
            <text:p>オーガウェア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Ogre Kit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Equipo Ogro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)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667" calcext:value-type="float">
            <text:p>667</text:p>
          </table:table-cell>
          <table:table-cell office:value-type="string" calcext:value-type="string">
            <text:p>,'</text:p>
          </table:table-cell>
          <table:table-cell table:style-name="Default" office:value-type="string" calcext:value-type="string">
            <text:p>アトランチクウェア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Atlantica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Mar Adentro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),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(</text:p>
          </table:table-cell>
          <table:table-cell office:value-type="float" office:value="668" calcext:value-type="float">
            <text:p>668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あめのウェア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Estelas Blancas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),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(</text:p>
          </table:table-cell>
          <table:table-cell office:value-type="float" office:value="669" calcext:value-type="float">
            <text:p>669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いちばんぼしウェア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First Star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Estrella Temprana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),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(</text:p>
          </table:table-cell>
          <table:table-cell office:value-type="float" office:value="670" calcext:value-type="float">
            <text:p>670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カームウェア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Calm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Serenidad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),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(</text:p>
          </table:table-cell>
          <table:table-cell office:value-type="float" office:value="671" calcext:value-type="float">
            <text:p>671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カミナリウェア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Thunder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Relámpago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)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672" calcext:value-type="float">
            <text:p>672</text:p>
          </table:table-cell>
          <table:table-cell office:value-type="string" calcext:value-type="string">
            <text:p>,'</text:p>
          </table:table-cell>
          <table:table-cell table:style-name="Default" office:value-type="string" calcext:value-type="string">
            <text:p>がんじょうウェア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Firm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Resistente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),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(</text:p>
          </table:table-cell>
          <table:table-cell office:value-type="float" office:value="673" calcext:value-type="float">
            <text:p>673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カンフーウェア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Kung-Fu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Kung-Fu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),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(</text:p>
          </table:table-cell>
          <table:table-cell office:value-type="float" office:value="674" calcext:value-type="float">
            <text:p>674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きこうしのウェア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Prince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Principito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),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(</text:p>
          </table:table-cell>
          <table:table-cell office:value-type="float" office:value="675" calcext:value-type="float">
            <text:p>675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きぞくのウェア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Relined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Burgués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),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(</text:p>
          </table:table-cell>
          <table:table-cell office:value-type="float" office:value="676" calcext:value-type="float">
            <text:p>676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げっこうのウェア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Moonlight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Luz de Luna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),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(</text:p>
          </table:table-cell>
          <table:table-cell office:value-type="float" office:value="677" calcext:value-type="float">
            <text:p>677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ごくあくウェア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Terror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Vileza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),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(</text:p>
          </table:table-cell>
          <table:table-cell office:value-type="float" office:value="678" calcext:value-type="float">
            <text:p>678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こわもてウェア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Hard-face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Apabullante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),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(</text:p>
          </table:table-cell>
          <table:table-cell office:value-type="float" office:value="679" calcext:value-type="float">
            <text:p>679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ザ・カードウェア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Card Kit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Equipo Tarjetero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),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(</text:p>
          </table:table-cell>
          <table:table-cell office:value-type="float" office:value="680" calcext:value-type="float">
            <text:p>680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シェイパブルウェア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Chelly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Favorecedor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),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(</text:p>
          </table:table-cell>
          <table:table-cell office:value-type="float" office:value="681" calcext:value-type="float">
            <text:p>681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じゅんじょうウェア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Pureza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)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682" calcext:value-type="float">
            <text:p>682</text:p>
          </table:table-cell>
          <table:table-cell office:value-type="string" calcext:value-type="string">
            <text:p>,'</text:p>
          </table:table-cell>
          <table:table-cell table:style-name="Default" office:value-type="string" calcext:value-type="string">
            <text:p>じょうねつのウェア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Passion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Pura Pasión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),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(</text:p>
          </table:table-cell>
          <table:table-cell office:value-type="float" office:value="683" calcext:value-type="float">
            <text:p>683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しんしのウェア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Gentleman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Señorito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),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(</text:p>
          </table:table-cell>
          <table:table-cell office:value-type="float" office:value="684" calcext:value-type="float">
            <text:p>684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シンメトリウェア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Symmetry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Simétrico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)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685" calcext:value-type="float">
            <text:p>685</text:p>
          </table:table-cell>
          <table:table-cell office:value-type="string" calcext:value-type="string">
            <text:p>,'</text:p>
          </table:table-cell>
          <table:table-cell table:style-name="Default" office:value-type="string" calcext:value-type="string">
            <text:p>スカルウェア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Skull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Calavera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),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(</text:p>
          </table:table-cell>
          <table:table-cell office:value-type="float" office:value="686" calcext:value-type="float">
            <text:p>686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ストライプウェア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Stripe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Barras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),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(</text:p>
          </table:table-cell>
          <table:table-cell office:value-type="float" office:value="687" calcext:value-type="float">
            <text:p>687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ストライプウェア２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Stripe 2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Barras 2.0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),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(</text:p>
          </table:table-cell>
          <table:table-cell office:value-type="float" office:value="688" calcext:value-type="float">
            <text:p>688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ストリームウェア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Stream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Meteoro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),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(</text:p>
          </table:table-cell>
          <table:table-cell office:value-type="float" office:value="689" calcext:value-type="float">
            <text:p>689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スペースウェア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Space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Espacio Exterior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),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(</text:p>
          </table:table-cell>
          <table:table-cell office:value-type="float" office:value="690" calcext:value-type="float">
            <text:p>690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スポットウェア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Spot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De Lunares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),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(</text:p>
          </table:table-cell>
          <table:table-cell office:value-type="float" office:value="691" calcext:value-type="float">
            <text:p>691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スマートウェア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Smart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Pura Elegancia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),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(</text:p>
          </table:table-cell>
          <table:table-cell office:value-type="float" office:value="692" calcext:value-type="float">
            <text:p>692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スリースターウェア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Tri Star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Triestela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),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(</text:p>
          </table:table-cell>
          <table:table-cell office:value-type="float" office:value="693" calcext:value-type="float">
            <text:p>693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セーラーウェア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Sailor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Marinero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),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(</text:p>
          </table:table-cell>
          <table:table-cell office:value-type="float" office:value="694" calcext:value-type="float">
            <text:p>694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ゼブラウェア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Zebra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Cebreado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),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(</text:p>
          </table:table-cell>
          <table:table-cell office:value-type="float" office:value="695" calcext:value-type="float">
            <text:p>695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せんしのウェア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Soldier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Guerrero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),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(</text:p>
          </table:table-cell>
          <table:table-cell office:value-type="float" office:value="696" calcext:value-type="float">
            <text:p>696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タイトポップウェア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Tight-pop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Cinturita de Avispa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),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(</text:p>
          </table:table-cell>
          <table:table-cell office:value-type="float" office:value="697" calcext:value-type="float">
            <text:p>697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テクノウェア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Techno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Tecnomanía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),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(</text:p>
          </table:table-cell>
          <table:table-cell office:value-type="float" office:value="698" calcext:value-type="float">
            <text:p>698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でんせつのウェア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Leyenda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),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(</text:p>
          </table:table-cell>
          <table:table-cell office:value-type="float" office:value="699" calcext:value-type="float">
            <text:p>699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とうこんのウェア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Mettle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Espíritu Luchador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),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(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トリコロールウェア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Tricolor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Tricolor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),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(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ハイスリーブウェア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High-sleeve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Fibra de Carbono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),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(</text:p>
          </table:table-cell>
          <table:table-cell office:value-type="float" office:value="702" calcext:value-type="float">
            <text:p>702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ひらめきウェア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Inspirate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Perspicacia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),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(</text:p>
          </table:table-cell>
          <table:table-cell office:value-type="float" office:value="703" calcext:value-type="float">
            <text:p>703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ファングウェア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Fang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Incisivo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),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(</text:p>
          </table:table-cell>
          <table:table-cell office:value-type="float" office:value="704" calcext:value-type="float">
            <text:p>704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ブイサインウェア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V-sign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Victoria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),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(</text:p>
          </table:table-cell>
          <table:table-cell office:value-type="float" office:value="705" calcext:value-type="float">
            <text:p>705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フューチャーウェア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Futurista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),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(</text:p>
          </table:table-cell>
          <table:table-cell office:value-type="float" office:value="706" calcext:value-type="float">
            <text:p>706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フロッグウェア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Frog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Rana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),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(</text:p>
          </table:table-cell>
          <table:table-cell office:value-type="float" office:value="707" calcext:value-type="float">
            <text:p>707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ほのおのウェア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La Llama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),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(</text:p>
          </table:table-cell>
          <table:table-cell office:value-type="float" office:value="708" calcext:value-type="float">
            <text:p>708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ホライゾンウェア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Horizon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El Horizonte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),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(</text:p>
          </table:table-cell>
          <table:table-cell office:value-type="float" office:value="709" calcext:value-type="float">
            <text:p>709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マーシャルウェア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Martial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Mariscal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),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(</text:p>
          </table:table-cell>
          <table:table-cell office:value-type="float" office:value="710" calcext:value-type="float">
            <text:p>710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マルチユーズウェア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Multi-use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Multiusos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),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(</text:p>
          </table:table-cell>
          <table:table-cell office:value-type="float" office:value="711" calcext:value-type="float">
            <text:p>711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ゆうじょうのウェア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Friendly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Amistad Entrañable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),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(</text:p>
          </table:table-cell>
          <table:table-cell office:value-type="float" office:value="712" calcext:value-type="float">
            <text:p>712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ゆうやけのウェア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Sunset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Sol Poniente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),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(</text:p>
          </table:table-cell>
          <table:table-cell office:value-type="float" office:value="713" calcext:value-type="float">
            <text:p>713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ライジングウェア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Rising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Aspirante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),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(</text:p>
          </table:table-cell>
          <table:table-cell office:value-type="float" office:value="714" calcext:value-type="float">
            <text:p>714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ライダースウェア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Rider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Motero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),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(</text:p>
          </table:table-cell>
          <table:table-cell office:value-type="float" office:value="715" calcext:value-type="float">
            <text:p>715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レトロウェア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Retro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Retro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),</text:p>
          </table:table-cell>
          <table:table-cell table:number-columns-repeated="100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2T21:03:47.412586017</meta:creation-date>
    <dc:date>2024-01-23T15:42:05.956810589</dc:date>
    <meta:editing-duration>PT1H8M27S</meta:editing-duration>
    <meta:editing-cycles>14</meta:editing-cycles>
    <meta:generator>LibreOffice/7.3.7.2$Linux_X86_64 LibreOffice_project/30$Build-2</meta:generator>
    <meta:document-statistic meta:table-count="2" meta:cell-count="2285" meta:object-count="0"/>
  </office:meta>
</office:document-meta>
</file>